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 --- VA Pràctica 2 </text:p>
      <text:p text:style-name="Preformatted_20_Text"/>
      <text:p text:style-name="Preformatted_20_Text">Una vegada iniciada l'aplicació, es poden divisar, al menú de la dreta, tres pestanyes ben diferenciades: "Main", "Textures" i "Shadows". </text:p>
      <text:p text:style-name="Preformatted_20_Text"/>
      <text:p text:style-name="Preformatted_20_Text"/>
      <text:p text:style-name="Preformatted_20_Text">Per al menú "<text:span text:style-name="T1">Main</text:span>" tenim les següents funcionalitats: </text:p>
      <text:p text:style-name="Preformatted_20_Text"/>
      <text:p text:style-name="Preformatted_20_Text"><text:s text:c="2"/>- <text:span text:style-name="T2">Open Model</text:span>: Permet obrir un nou objecte perque sigui visible a la nostra escena. </text:p>
      <text:p text:style-name="Preformatted_20_Text"/>
      <text:p text:style-name="Preformatted_20_Text"><text:s text:c="2"/>- <text:span text:style-name="T2">Delete Model</text:span>: Permet eliminar un objecte de la nostra escena. Prèviament aquest objecte (o l'escena sencera) ha hagut d'estar seleccionat de la forma que es comenta després. </text:p>
      <text:p text:style-name="Preformatted_20_Text"/>
      <text:p text:style-name="Preformatted_20_Text"><text:s text:c="2"/>- <text:span text:style-name="T2">Rendering mode</text:span>: Permet escollir el mode de pintat entre "Immediate", "Display List" i "Vertex Array". Per defecte tenim "Immediate". </text:p>
      <text:p text:style-name="Preformatted_20_Text"/>
      <text:p text:style-name="Preformatted_20_Text"><text:s text:c="2"/>- <text:span text:style-name="T2">Triangles &amp; Quads in the model (K)</text:span>: Ens mostra, en milers, el número de triangles i quads que hi han a l'escena, respectivament.</text:p>
      <text:p text:style-name="Preformatted_20_Text"/>
      <text:p text:style-name="Preformatted_20_Text"><text:s text:c="2"/>- <text:span text:style-name="T2">Selection Mode</text:span>: Permet a l'usuari entrar al mode selecció. Aquest, te diverses opcions: </text:p>
      <text:p text:style-name="Preformatted_20_Text"><text:s text:c="14"/>· Sel·leccionar un sol objecte: Després d'haver activat el mode selecció, només s'haurà de fer click a sobre de l'objecte en questió. </text:p>
      <text:p text:style-name="Preformatted_20_Text"><text:s text:c="14"/>· A més, moure'l: Una vegada sel·leccionat l'objecte, sense deixar de fer click al botó esquerre del ratolí, moure aquest cap a on es desitgi. </text:p>
      <text:p text:style-name="Preformatted_20_Text"><text:s text:c="14"/>. Sel·leccionar tota l'escena: Havent clickat a sobre del Widget a on es veu l'escena, prémer la combinació de tecles "Ctrl + A". </text:p>
      <text:p text:style-name="Preformatted_20_Text"><text:s text:c="14"/><text:span text:style-name="T1">****</text:span> <text:span text:style-name="T1">Nota:</text:span> Afegir també que, quan un objecte estigui sel·leccionat, aquest es veurà d'un color blavenc. <text:span text:style-name="T1">**** </text:span></text:p>
      <text:p text:style-name="Preformatted_20_Text"/>
      <text:p text:style-name="Preformatted_20_Text"><text:s text:c="2"/>- <text:span text:style-name="T2">Movement</text:span>: L'escena es posa en moviment. </text:p>
      <text:p text:style-name="Preformatted_20_Text"/>
      <text:p text:style-name="Preformatted_20_Text"><text:s text:c="2"/>- <text:span text:style-name="T2">Reset Camera</text:span>: Permet a l'usuari tornar a posar la càmara tal i com se la troba al iniciar l'aplicació. </text:p>
      <text:p text:style-name="Preformatted_20_Text"/>
      <text:p text:style-name="Preformatted_20_Text"><text:s text:c="2"/>- <text:span text:style-name="T2">Frames per second</text:span>: Son els frames per segón actuals de l'escena. Aproximadament cada segón s'actualitza el valor una o dues vegades. </text:p>
      <text:p text:style-name="Preformatted_20_Text"/>
      <text:p text:style-name="Preformatted_20_Text"/>
      <text:p text:style-name="P2">--------------------------------------------------------------------</text:p>
      <text:p text:style-name="Preformatted_20_Text"/>
      <text:p text:style-name="Preformatted_20_Text"/>
      <text:p text:style-name="Preformatted_20_Text">Per al menú "<text:span text:style-name="T1">Textures</text:span>" tenim les següents funcionalitats: </text:p>
      <text:p text:style-name="Preformatted_20_Text"/>
      <text:p text:style-name="Preformatted_20_Text"><text:s text:c="2"/>- <text:span text:style-name="T2">Open Texture</text:span>: Permet sel·leccionar una textura per a l'objecte sel·leccionat o bé per al projector si s'està en aquest mode.</text:p>
      <text:p text:style-name="Preformatted_20_Text"/>
      <text:p text:style-name="Preformatted_20_Text"><text:s text:c="2"/>- <text:span text:style-name="T2">Horizontal &amp; Vertical texture repeat</text:span>: Com el seu nom indica, número de vegades que es repeteix la textura tant horitzontalment com verticalment. </text:p>
      <text:p text:style-name="Preformatted_20_Text"/>
      <text:p text:style-name="Preformatted_20_Text"><text:s text:c="2"/>- <text:span text:style-name="T2">Select loaded object &amp; projector tex</text:span>: Permet reutilitzar una textura ja oberta en algún moment anterior. </text:p>
      <text:p text:style-name="Preformatted_20_Text"/>
      <text:p text:style-name="Preformatted_20_Text"><text:s text:c="2"/>- <text:span text:style-name="T2">Projective Texture Mode</text:span>: Permet a l'usuari entrar al mode selecció. En el cas que sigui el primer cop que s'entra en aquest mode, s'haurà de seleccionar una textura. En cas contrari, s'utiliztarà la última textura per a fer la projecció. </text:p>
      <text:p text:style-name="Preformatted_20_Text"/>
      <text:p text:style-name="Preformatted_20_Text"><text:s text:c="2"/>- <text:span text:style-name="T2">Reset projector position</text:span>: Si s'ha cambiat la posició de la cámara després de fer una projecció, es permet a l'usuari tornar al punt des d'on es va fer <text:soft-page-break/>aquesta projecció. </text:p>
      <text:p text:style-name="Preformatted_20_Text"/>
      <text:p text:style-name="Preformatted_20_Text"/>
      <text:p text:style-name="P2">--------------------------------------------------------------------</text:p>
      <text:p text:style-name="Preformatted_20_Text"/>
      <text:p text:style-name="Preformatted_20_Text"/>
      <text:p text:style-name="Preformatted_20_Text">Per al menú "<text:span text:style-name="T1">Shadows</text:span>" tenim les següents funcionalitats:</text:p>
      <text:p text:style-name="Preformatted_20_Text"/>
      <text:p text:style-name="Preformatted_20_Text"><text:s text:c="2"/>- <text:span text:style-name="T2">Shadow Mode</text:span><text:span text:style-name="T3">: Permet a l'usuari entrar en el mode Shadow. Fet això, apareixerà, a part d'una capsa contenidora de l'escena, una llum.</text:span></text:p>
      <text:p text:style-name="Preformatted_20_Text"><text:span text:style-name="T3"><text:s/></text:span></text:p>
      <text:p text:style-name="Preformatted_20_Text"><text:span text:style-name="T3"><text:s text:c="2"/>- </text:span><text:span text:style-name="T2">Light settings</text:span><text:span text:style-name="T3">: Són tres </text:span><text:span text:style-name="T4">sliders</text:span><text:span text:style-name="T5"> que permeten cambiar la posició de la llum.</text:span><text:span text:style-name="T3"> </text:span></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1-17T17:58:19</dc:date>
    <dc:creator>Roger </dc:creator>
    <meta:generator>OpenOffice.org/3.1$Linux OpenOffice.org_project/310m19$Build-9420</meta:generator>
    <meta:editing-duration>PT00H54M44S</meta:editing-duration>
    <meta:editing-cycles>5</meta:editing-cycles>
    <meta:document-statistic meta:table-count="0" meta:image-count="0" meta:object-count="0" meta:page-count="2" meta:paragraph-count="27" meta:word-count="458" meta:character-count="2971"/>
  </office:meta>
</office:document-meta>
</file>